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0416" officeooo:paragraph-rsid="001c0416"/>
    </style:style>
    <style:style style:name="P2" style:family="paragraph" style:parent-style-name="Standard">
      <style:text-properties officeooo:rsid="001c0416" officeooo:paragraph-rsid="001cc7cd"/>
    </style:style>
    <style:style style:name="P3" style:family="paragraph" style:parent-style-name="Standard">
      <style:text-properties officeooo:rsid="001c0416" officeooo:paragraph-rsid="001d7656"/>
    </style:style>
    <style:style style:name="P4" style:family="paragraph" style:parent-style-name="Standard">
      <style:text-properties officeooo:rsid="001cc7cd" officeooo:paragraph-rsid="001cc7cd"/>
    </style:style>
    <style:style style:name="P5" style:family="paragraph" style:parent-style-name="Standard">
      <style:text-properties officeooo:rsid="001cc7cd" officeooo:paragraph-rsid="001d7656"/>
    </style:style>
    <style:style style:name="P6" style:family="paragraph" style:parent-style-name="Standard">
      <style:text-properties officeooo:rsid="001d7656" officeooo:paragraph-rsid="001d7656"/>
    </style:style>
    <style:style style:name="P7" style:family="paragraph" style:parent-style-name="Standard">
      <style:text-properties officeooo:rsid="001d7656" officeooo:paragraph-rsid="001e2848"/>
    </style:style>
    <style:style style:name="P8" style:family="paragraph" style:parent-style-name="Standard">
      <style:text-properties officeooo:rsid="001d7656" officeooo:paragraph-rsid="001fd537"/>
    </style:style>
    <style:style style:name="P9" style:family="paragraph" style:parent-style-name="Standard">
      <style:text-properties officeooo:rsid="001d7656" officeooo:paragraph-rsid="00212b42"/>
    </style:style>
    <style:style style:name="P10" style:family="paragraph" style:parent-style-name="Standard">
      <style:text-properties officeooo:rsid="001d7656" officeooo:paragraph-rsid="0021ccd6"/>
    </style:style>
    <style:style style:name="P11" style:family="paragraph" style:parent-style-name="Standard">
      <style:text-properties officeooo:rsid="001d7656" officeooo:paragraph-rsid="0022ddd8"/>
    </style:style>
    <style:style style:name="P12" style:family="paragraph" style:parent-style-name="Standard">
      <style:text-properties officeooo:rsid="001d7656" officeooo:paragraph-rsid="0024336a"/>
    </style:style>
    <style:style style:name="P13" style:family="paragraph" style:parent-style-name="Standard">
      <style:text-properties officeooo:rsid="001d7656" officeooo:paragraph-rsid="00271041"/>
    </style:style>
    <style:style style:name="P14" style:family="paragraph" style:parent-style-name="Standard">
      <style:text-properties officeooo:rsid="001d7656" officeooo:paragraph-rsid="0027f5f7"/>
    </style:style>
    <style:style style:name="P15" style:family="paragraph" style:parent-style-name="Standard">
      <style:text-properties officeooo:rsid="001d7656" officeooo:paragraph-rsid="0029be72"/>
    </style:style>
    <style:style style:name="P16" style:family="paragraph" style:parent-style-name="Standard">
      <style:text-properties officeooo:rsid="001c0416" officeooo:paragraph-rsid="001d7656"/>
    </style:style>
    <style:style style:name="P17" style:family="paragraph" style:parent-style-name="Standard">
      <style:text-properties officeooo:rsid="001c0416" officeooo:paragraph-rsid="0029be72"/>
    </style:style>
    <style:style style:name="P18" style:family="paragraph" style:parent-style-name="Standard">
      <style:text-properties officeooo:rsid="001c0416" officeooo:paragraph-rsid="002b5cf8"/>
    </style:style>
    <style:style style:name="P19" style:family="paragraph" style:parent-style-name="Standard">
      <style:text-properties officeooo:rsid="001c0416" officeooo:paragraph-rsid="002f6c1d"/>
    </style:style>
    <style:style style:name="P20" style:family="paragraph" style:parent-style-name="Standard">
      <style:text-properties officeooo:rsid="002b5cf8" officeooo:paragraph-rsid="002b5cf8"/>
    </style:style>
    <style:style style:name="P21" style:family="paragraph" style:parent-style-name="Standard">
      <style:text-properties officeooo:rsid="002b5cf8" officeooo:paragraph-rsid="002c0742"/>
    </style:style>
    <style:style style:name="P22" style:family="paragraph" style:parent-style-name="Standard">
      <style:text-properties officeooo:rsid="002b5cf8" officeooo:paragraph-rsid="002df6b1"/>
    </style:style>
    <style:style style:name="P23" style:family="paragraph" style:parent-style-name="Standard">
      <style:text-properties officeooo:rsid="002f6c1d" officeooo:paragraph-rsid="002f6c1d"/>
    </style:style>
    <style:style style:name="P24" style:family="paragraph" style:parent-style-name="Standard">
      <style:text-properties officeooo:rsid="002f6c1d" officeooo:paragraph-rsid="00312e7f"/>
    </style:style>
    <style:style style:name="P25" style:family="paragraph" style:parent-style-name="Standard">
      <style:text-properties officeooo:rsid="0031c0b2" officeooo:paragraph-rsid="0031c0b2"/>
    </style:style>
    <style:style style:name="T1" style:family="text">
      <style:text-properties officeooo:rsid="001cc7cd"/>
    </style:style>
    <style:style style:name="T2" style:family="text">
      <style:text-properties officeooo:rsid="001d7656"/>
    </style:style>
    <style:style style:name="T3" style:family="text">
      <style:text-properties officeooo:rsid="001e2848"/>
    </style:style>
    <style:style style:name="T4" style:family="text">
      <style:text-properties officeooo:rsid="001fd537"/>
    </style:style>
    <style:style style:name="T5" style:family="text">
      <style:text-properties officeooo:rsid="00212b42"/>
    </style:style>
    <style:style style:name="T6" style:family="text">
      <style:text-properties officeooo:rsid="0021ccd6"/>
    </style:style>
    <style:style style:name="T7" style:family="text">
      <style:text-properties officeooo:rsid="0022ddd8"/>
    </style:style>
    <style:style style:name="T8" style:family="text">
      <style:text-properties officeooo:rsid="0024336a"/>
    </style:style>
    <style:style style:name="T9" style:family="text">
      <style:text-properties officeooo:rsid="00271041"/>
    </style:style>
    <style:style style:name="T10" style:family="text">
      <style:text-properties officeooo:rsid="0027f5f7"/>
    </style:style>
    <style:style style:name="T11" style:family="text">
      <style:text-properties officeooo:rsid="0029be72"/>
    </style:style>
    <style:style style:name="T12" style:family="text">
      <style:text-properties officeooo:rsid="002b5cf8"/>
    </style:style>
    <style:style style:name="T13" style:family="text">
      <style:text-properties officeooo:rsid="002c0742"/>
    </style:style>
    <style:style style:name="T14" style:family="text">
      <style:text-properties officeooo:rsid="002df6b1"/>
    </style:style>
    <style:style style:name="T15" style:family="text">
      <style:text-properties officeooo:rsid="002f6c1d"/>
    </style:style>
    <style:style style:name="T16" style:family="text">
      <style:text-properties officeooo:rsid="00312e7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植物生理学</text:p>
      <text:p text:style-name="P1"/>
      <text:p text:style-name="P1">植物生理学的三部分内容：{</text:p>
      <text:p text:style-name="P1">一，植物生理学的定义和研究内容</text:p>
      <text:p text:style-name="P1">二，植物生理学的产生和发展</text:p>
      <text:p text:style-name="P1">三，植物生理学与农业生产</text:p>
      <text:p text:style-name="P1">}</text:p>
      <text:p text:style-name="P1">什么是植物生理学：{</text:p>
      <text:p text:style-name="P1"><text:tab/>植物生理学是植物学的一个分支，主要研究的是植物的物质代谢，能量转化，生长发育，信息传递的机理与规律</text:p>
      <text:p text:style-name="P1">}</text:p>
      <text:p text:style-name="P1"><text:s/>植物生理学解决的农业问题：{</text:p>
      <text:p text:style-name="P1"><text:tab/>一，氮增收</text:p>
      <text:p text:style-name="P1"><text:tab/>二，水分增收</text:p>
      <text:p text:style-name="P1"><text:tab/>三，碳增收</text:p>
      <text:p text:style-name="P1"><text:tab/>四，病害防治</text:p>
      <text:p text:style-name="P1"><text:tab/>五，抵御逆境</text:p>
      <text:p text:style-name="P1"><text:tab/>六，生长发育</text:p>
      <text:p text:style-name="P1">}</text:p>
      <text:p text:style-name="P1"/>
      <text:p text:style-name="P1"/>
      <text:p text:style-name="P1">第一章 细胞生理</text:p>
      <text:p text:style-name="P2">细胞生理：<text:span text:style-name="T1">{</text:span></text:p>
      <text:p text:style-name="P2"><text:tab/>第一部分：植物细胞的结构<text:span text:style-name="T1">(形态 物理结构)组成(化学组成)</text:span></text:p>
      <text:p text:style-name="P2"><text:s text:c="7"/><text:tab/>第二部分：细胞壁的结构与功能</text:p>
      <text:p text:style-name="P2"><text:tab/>第三部分：生物膜的结构与功能</text:p>
      <text:p text:style-name="P2"><text:tab/>第四部分：植物细胞亚微结构与功能<text:span text:style-name="T2">(细胞器)</text:span></text:p>
      <text:p text:style-name="P2"><text:tab/>第五部分：植物细胞的基因表达</text:p>
      <text:p text:style-name="P4">}</text:p>
      <text:p text:style-name="P2"/>
      <text:p text:style-name="P3">第一部分：植物细胞的结构<text:span text:style-name="T1">(形态 物理结构)组成(化学组成):{</text:span></text:p>
      <text:p text:style-name="P3"><text:tab/>植物细胞<text:span text:style-name="T2">：{</text:span></text:p>
      <text:p text:style-name="P3"><text:tab/><text:tab/>细胞壁</text:p>
      <text:p text:style-name="P3"><text:tab/><text:tab/>原生质体</text:p>
      <text:p text:style-name="P6"><text:tab/>}</text:p>
      <text:p text:style-name="P3"><text:tab/>原核细胞真核细胞区别<text:span text:style-name="T2">：{</text:span></text:p>
      <text:p text:style-name="P3"><text:tab/><text:tab/>真核细胞有明显的细胞器分化</text:p>
      <text:p text:style-name="P6"><text:tab/>}</text:p>
      <text:p text:style-name="P3"><text:tab/>高等植物细胞的结构特点<text:span text:style-name="T2">：{<text:tab/></text:span></text:p>
      <text:p text:style-name="P3"><text:tab/><text:tab/><text:span text:style-name="T2">1,细胞壁通过胞间层连接在一起，构成了植物体内的一个连续系统，可以看做植物体的内在骨架</text:span></text:p>
      <text:p text:style-name="P3"><text:tab/><text:tab/><text:span text:style-name="T3">2,原生质通过胞间连丝连接在一起，构成了植物体内另一个连续系统</text:span></text:p>
      <text:p text:style-name="P3"><text:tab/><text:tab/><text:span text:style-name="T3">3，原生质体内部高度分化，形成了精致的结构，各个部分既有分工又有协作，使各种生理反应能够顺利而且有序的进行，从而保证植物细胞的正常生命活动</text:span></text:p>
      <text:p text:style-name="P3"><text:tab/><text:tab/><text:span text:style-name="T3">4，植物细胞中有大液泡，大液泡中的溶液有一定的浓度，从而保证细胞的吸水能力，使植株能够呈现挺立的状态</text:span></text:p>
      <text:p text:style-name="P6"><text:tab/>}</text:p>
      <text:p text:style-name="P7"><text:tab/>高等植物细胞的化学组成：<text:span text:style-name="T3">{</text:span></text:p>
      <text:p text:style-name="P7"><text:tab/>植物细胞化学组成<text:span text:style-name="T3">：{</text:span></text:p>
      <text:p text:style-name="P7"><text:soft-page-break/><text:tab/><text:tab/>蛋白质</text:p>
      <text:p text:style-name="P7"><text:tab/><text:tab/>多糖</text:p>
      <text:p text:style-name="P7"><text:tab/><text:tab/>无机盐</text:p>
      <text:p text:style-name="P8"><text:tab/><text:tab/>水</text:p>
      <text:p text:style-name="P8"><text:tab/><text:tab/>核酸</text:p>
      <text:p text:style-name="P7"><text:tab/><text:tab/>脂类</text:p>
      <text:p text:style-name="P7"><text:tab/><text:tab/>糖类</text:p>
      <text:p text:style-name="P7"><text:span text:style-name="T3"><text:tab/><text:tab/></text:span></text:p>
      <text:p text:style-name="P7"><text:span text:style-name="T3"><text:tab/><text:tab/>}</text:span></text:p>
      <text:p text:style-name="P7"><text:span text:style-name="T3"><text:tab/>}</text:span></text:p>
      <text:p text:style-name="P8"><text:tab/>细胞壁的结构<text:span text:style-name="T4">：{</text:span></text:p>
      <text:p text:style-name="P8"><text:tab/><text:tab/>细胞壁<text:span text:style-name="T4">：{</text:span></text:p>
      <text:p text:style-name="P8"><text:span text:style-name="T4"><text:tab/><text:tab/><text:tab/>胞间层</text:span></text:p>
      <text:p text:style-name="P8"><text:tab/><text:tab/><text:tab/>初生壁</text:p>
      <text:p text:style-name="P8"><text:tab/><text:tab/><text:tab/>次生壁</text:p>
      <text:p text:style-name="P8"><text:span text:style-name="T4"><text:tab/><text:tab/>}</text:span></text:p>
      <text:p text:style-name="P8"><text:span text:style-name="T4"><text:tab/>}</text:span></text:p>
      <text:p text:style-name="P8"><text:span text:style-name="T5">（掌握）</text:span>细胞壁的功能<text:span text:style-name="T4">：{</text:span></text:p>
      <text:p text:style-name="P8"><text:span text:style-name="T4"><text:tab/><text:tab/>维持细胞形状</text:span></text:p>
      <text:p text:style-name="P8"><text:tab/><text:tab/>细胞伸长控制</text:p>
      <text:p text:style-name="P8"><text:tab/><text:tab/>提高细胞强度</text:p>
      <text:p text:style-name="P8"><text:tab/><text:tab/>细胞信号传递</text:p>
      <text:p text:style-name="P8"><text:span text:style-name="T4"><text:tab/>}</text:span></text:p>
      <text:p text:style-name="P9"><text:span text:style-name="T6">（掌握）</text:span>胞间连丝的结构功能<text:span text:style-name="T5">：{</text:span></text:p>
      <text:p text:style-name="P9"><text:tab/><text:tab/>结构<text:span text:style-name="T5">：{</text:span></text:p>
      <text:p text:style-name="P9"><text:span text:style-name="T5"><text:tab/><text:tab/><text:tab/>植物原生质体间穿过纹孔对的丝状连接结构<text:tab/>可控态 封闭态 开放态</text:span></text:p>
      <text:p text:style-name="P9"><text:span text:style-name="T5"><text:tab/><text:tab/>}</text:span></text:p>
      <text:p text:style-name="P10"><text:tab/><text:tab/>功能<text:span text:style-name="T6">：{</text:span></text:p>
      <text:p text:style-name="P10"><text:span text:style-name="T6"><text:tab/><text:tab/><text:tab/>物质交换：小分子物质，蛋白质，细胞器</text:span></text:p>
      <text:p text:style-name="P10"><text:tab/><text:tab/><text:tab/>信号传递</text:p>
      <text:p text:style-name="P10"><text:tab/><text:tab/><text:tab/></text:p>
      <text:p text:style-name="P10"><text:span text:style-name="T6"><text:tab/><text:tab/>}</text:span></text:p>
      <text:p text:style-name="P7"><text:tab/><text:span text:style-name="T5">}</text:span><text:tab/></text:p>
      <text:p text:style-name="P7"><text:tab/></text:p>
      <text:p text:style-name="P10"><text:tab/>生物膜<text:span text:style-name="T6">：{</text:span></text:p>
      <text:p text:style-name="P10"><text:tab/>流动镶嵌模型</text:p>
      <text:p text:style-name="P10"><text:tab/>功能<text:span text:style-name="T6">：{</text:span></text:p>
      <text:p text:style-name="P10"><text:tab/><text:tab/><text:span text:style-name="T6">1，分室作用（细胞分室化：每个细胞器看做一个房间，各个细胞器进行代谢活动互相不干扰）</text:span></text:p>
      <text:p text:style-name="P10"><text:tab/><text:tab/><text:span text:style-name="T6">2，代谢反应场所</text:span></text:p>
      <text:p text:style-name="P10"><text:tab/><text:tab/><text:span text:style-name="T6">3，物质交换</text:span></text:p>
      <text:p text:style-name="P10"><text:tab/><text:tab/><text:span text:style-name="T6">4，识别功能</text:span></text:p>
      <text:p text:style-name="P10"><text:span text:style-name="T6"><text:tab/>}</text:span></text:p>
      <text:p text:style-name="P10"><text:tab/>细胞器<text:span text:style-name="T6">：{</text:span></text:p>
      <text:p text:style-name="P10"><text:span text:style-name="T6">（掌握）</text:span>细胞骨架<text:span text:style-name="T6">：{</text:span></text:p>
      <text:p text:style-name="P10"><text:tab/><text:tab/><text:tab/>细胞骨架决定细胞空间结构<text:span text:style-name="T7">，由微管，微丝，中间丝微梁构成的网络，使细胞自由活动，移动内部物质的能力</text:span></text:p>
      <text:p text:style-name="P11"><text:tab/><text:tab/><text:tab/>微管的结构与功能<text:span text:style-name="T7">：{</text:span></text:p>
      <text:p text:style-name="P12"><text:soft-page-break/><text:span text:style-name="T7"><text:tab/><text:tab/><text:tab/><text:tab/>两种不同亚基形成的二聚体，细长中空的管状结构，组成有丝分裂时的纺锤丝，参与物质运输</text:span></text:p>
      <text:p text:style-name="P12"><text:span text:style-name="T7"><text:tab/><text:tab/><text:tab/>1，控制细胞分裂，细胞壁的形成</text:span></text:p>
      <text:p text:style-name="P11"><text:tab/><text:tab/><text:tab/><text:span text:style-name="T7">2，对细胞有支撑作用，保持细胞形状</text:span></text:p>
      <text:p text:style-name="P11"><text:tab/><text:tab/><text:tab/><text:span text:style-name="T7">3 ，参与细胞运动和细胞的物质运输</text:span></text:p>
      <text:p text:style-name="P11"><text:span text:style-name="T7"><text:tab/><text:tab/><text:tab/>}</text:span></text:p>
      <text:p text:style-name="P12"><text:tab/><text:tab/><text:tab/>微丝的结构功能<text:span text:style-name="T8">：{</text:span></text:p>
      <text:p text:style-name="P12"><text:tab/><text:tab/><text:tab/><text:tab/>结构<text:span text:style-name="T8">：两种肌动蛋白彼此缠绕形成的双螺旋细丝状结构，无膜细胞器</text:span></text:p>
      <text:p text:style-name="P12"><text:tab/><text:tab/><text:tab/><text:tab/>功能<text:span text:style-name="T8">：参与胞质运动</text:span></text:p>
      <text:p text:style-name="P12"><text:tab/><text:tab/><text:tab/><text:tab/><text:tab/>参与物质运输<text:span text:style-name="T8">，细胞感应</text:span></text:p>
      <text:p text:style-name="P12"><text:span text:style-name="T8"><text:tab/><text:tab/><text:tab/>}</text:span></text:p>
      <text:p text:style-name="P10"><text:span text:style-name="T6"><text:tab/>}</text:span><text:tab/></text:p>
      <text:p text:style-name="P13"><text:tab/><text:tab/><text:tab/>中间纤维结构与功能<text:span text:style-name="T9">：{</text:span></text:p>
      <text:p text:style-name="P13"><text:span text:style-name="T9"><text:tab/><text:tab/><text:tab/><text:tab/>丝状亚基组成，中间丝，</text:span></text:p>
      <text:p text:style-name="P13"><text:tab/><text:tab/><text:tab/><text:tab/>支架作用</text:p>
      <text:p text:style-name="P13"><text:tab/><text:tab/><text:tab/><text:tab/>细胞发育与分化</text:p>
      <text:p text:style-name="P13"><text:span text:style-name="T9"><text:tab/><text:tab/><text:tab/>}</text:span></text:p>
      <text:p text:style-name="P10"/>
      <text:p text:style-name="P10"><text:span text:style-name="T6"><text:tab/>}</text:span></text:p>
      <text:p text:style-name="P10"><text:span text:style-name="T6"><text:tab/>}</text:span></text:p>
      <text:p text:style-name="P8"><text:tab/>原生质的性质<text:span text:style-name="T4">：{</text:span></text:p>
      <text:p text:style-name="P8"><text:tab/><text:tab/>物理性质:<text:span text:style-name="T4">{</text:span></text:p>
      <text:p text:style-name="P8"><text:span text:style-name="T4"><text:tab/><text:tab/><text:tab/>张力</text:span></text:p>
      <text:p text:style-name="P8"><text:tab/><text:tab/><text:tab/>粘性</text:p>
      <text:p text:style-name="P8"><text:tab/><text:tab/><text:tab/>流动性</text:p>
      <text:p text:style-name="P8"><text:span text:style-name="T4"><text:tab/><text:tab/>}</text:span></text:p>
      <text:p text:style-name="P8"><text:tab/><text:tab/>胶体性质<text:span text:style-name="T4">：{</text:span></text:p>
      <text:p text:style-name="P8"><text:span text:style-name="T4"><text:tab/><text:tab/><text:tab/>带电性</text:span></text:p>
      <text:p text:style-name="P8"><text:span text:style-name="T4"><text:tab/><text:tab/><text:tab/>亲水性</text:span></text:p>
      <text:p text:style-name="P8"><text:tab/><text:tab/><text:tab/>扩大界面</text:p>
      <text:p text:style-name="P8"><text:span text:style-name="T4"><text:tab/><text:tab/>}</text:span></text:p>
      <text:p text:style-name="P8"><text:tab/><text:tab/>液晶性<text:span text:style-name="T4">：{</text:span></text:p>
      <text:p text:style-name="P8"><text:tab/><text:tab/><text:tab/></text:p>
      <text:p text:style-name="P8"><text:span text:style-name="T4"><text:tab/><text:tab/>}</text:span></text:p>
      <text:p text:style-name="P8"><text:span text:style-name="T4"><text:tab/>}</text:span></text:p>
      <text:p text:style-name="P8"><text:tab/><text:tab/></text:p>
      <text:p text:style-name="P13"><text:tab/>细胞内模系统<text:span text:style-name="T9">：{</text:span></text:p>
      <text:p text:style-name="P13"><text:tab/><text:tab/>内质网<text:span text:style-name="T9">{粗糙内质网合成蛋白质，光滑内质网合成脂类</text:span></text:p>
      <text:p text:style-name="P13"><text:span text:style-name="T9"><text:tab/><text:tab/><text:tab/><text:tab/>具有分室化的作用</text:span></text:p>
      <text:p text:style-name="P13"><text:span text:style-name="T9"><text:tab/><text:tab/><text:tab/><text:tab/>通过胞间连丝进行细胞间的物质运输，信息传递<text:tab/></text:span></text:p>
      <text:p text:style-name="P13"><text:span text:style-name="T9"><text:tab/><text:tab/><text:tab/><text:tab/>}</text:span></text:p>
      <text:p text:style-name="P14"><text:tab/><text:tab/>高尔基体<text:span text:style-name="T10">{单层膜细胞器</text:span></text:p>
      <text:p text:style-name="P14"><text:span text:style-name="T10"><text:tab/><text:tab/><text:tab/>物质集运</text:span></text:p>
      <text:p text:style-name="P14"><text:tab/><text:tab/><text:tab/>生物大分子的装配</text:p>
      <text:p text:style-name="P14"><text:tab/><text:tab/><text:tab/>参与细胞壁合成</text:p>
      <text:p text:style-name="P14"><text:tab/><text:tab/><text:tab/>分泌物质</text:p>
      <text:p text:style-name="P14"><text:span text:style-name="T10"><text:tab/><text:tab/><text:tab/>}</text:span></text:p>
      <text:p text:style-name="P14"><text:tab/><text:tab/>溶酶体<text:span text:style-name="T10">{单层膜细胞器</text:span></text:p>
      <text:p text:style-name="P14"><text:soft-page-break/><text:tab/><text:tab/>消化作用</text:p>
      <text:p text:style-name="P14"><text:tab/><text:tab/>吞噬作用</text:p>
      <text:p text:style-name="P14"><text:tab/><text:tab/>自溶作用</text:p>
      <text:p text:style-name="P14"><text:span text:style-name="T10"><text:tab/><text:tab/>}</text:span></text:p>
      <text:p text:style-name="P13"><text:tab/><text:tab/>溶酶体</text:p>
      <text:p text:style-name="P14"><text:tab/><text:tab/>大液泡<text:span text:style-name="T10">{单膜细胞器</text:span></text:p>
      <text:p text:style-name="P14"><text:tab/><text:tab/>消化 吞噬作用</text:p>
      <text:p text:style-name="P14"><text:tab/><text:tab/>调节细胞水势</text:p>
      <text:p text:style-name="P14"><text:tab/><text:tab/>赋予细胞颜色</text:p>
      <text:p text:style-name="P14"><text:tab/><text:tab/>吸收和积累物质</text:p>
      <text:p text:style-name="P14"><text:tab/><text:tab/>转运物质</text:p>
      <text:p text:style-name="P14"><text:span text:style-name="T10"><text:tab/>}</text:span></text:p>
      <text:p text:style-name="P14"><text:tab/><text:tab/>高等细胞基因组<text:span text:style-name="T10">：{</text:span></text:p>
      <text:p text:style-name="P14"><text:span text:style-name="T10"><text:tab/><text:tab/><text:tab/>核基因组</text:span></text:p>
      <text:p text:style-name="P14"><text:tab/><text:tab/><text:tab/>叶绿体</text:p>
      <text:p text:style-name="P14"><text:tab/><text:tab/><text:tab/>线粒体</text:p>
      <text:p text:style-name="P14"><text:span text:style-name="T10"><text:tab/><text:tab/>}</text:span></text:p>
      <text:p text:style-name="P14"><text:tab/><text:tab/></text:p>
      <text:p text:style-name="P13"><text:span text:style-name="T9"><text:tab/>}</text:span></text:p>
      <text:p text:style-name="P13"/>
      <text:p text:style-name="P13"/>
      <text:p text:style-name="P15"><text:tab/>本章主要概念<text:span text:style-name="T11">：{</text:span></text:p>
      <text:p text:style-name="P15"><text:tab/><text:tab/>单位膜<text:span text:style-name="T11">。原生质体，细胞壁，微管，微丝，质体，细胞分室化，叶绿体，大液泡，内膜系统，细胞骨架，胞间连丝，细胞全能型</text:span><text:tab/><text:tab/></text:p>
      <text:p text:style-name="P15"><text:span text:style-name="T11"><text:tab/>}</text:span></text:p>
      <text:p text:style-name="P5">}</text:p>
      <text:p text:style-name="P3"/>
      <text:p text:style-name="P3"/>
      <text:p text:style-name="P3"/>
      <text:p text:style-name="P3"/>
      <text:p text:style-name="P3">第二章<text:tab/>水分生理</text:p>
      <text:p text:style-name="P3"/>
      <text:p text:style-name="P3">水势</text:p>
      <text:p text:style-name="P3">植物气孔的开闭</text:p>
      <text:p text:style-name="P17">水分在植物生命活动中的作用<text:span text:style-name="T11">：{</text:span></text:p>
      <text:p text:style-name="P17"><text:tab/>水是植物细胞的重要组成成分</text:p>
      <text:p text:style-name="P17"><text:tab/>水是植物生理代谢活动中的反应物质</text:p>
      <text:p text:style-name="P17"><text:tab/>水是各种生理生化反应和物质运输重要的媒介</text:p>
      <text:p text:style-name="P17"><text:tab/>水使植物保持固有的姿态</text:p>
      <text:p text:style-name="P17"><text:tab/>水具有重要的生态意义</text:p>
      <text:p text:style-name="P17"><text:span text:style-name="T11">}</text:span></text:p>
      <text:p text:style-name="P18">水势<text:span text:style-name="T11">：普赛w 纯水0</text:span></text:p>
      <text:p text:style-name="P18">溶质势<text:span text:style-name="T12">：普赛s（渗透势）</text:span></text:p>
      <text:p text:style-name="P18">衬质势<text:span text:style-name="T12">：普赛m</text:span></text:p>
      <text:p text:style-name="P18">压力势<text:span text:style-name="T12">：普赛p</text:span></text:p>
      <text:p text:style-name="P18">重力势<text:span text:style-name="T12">：普赛g</text:span></text:p>
      <text:p text:style-name="P18">水势=s+m</text:p>
      <text:p text:style-name="P20">形成大液泡不考虑衬质势</text:p>
      <text:p text:style-name="P20"><text:soft-page-break/>集流：{</text:p>
      <text:p text:style-name="P20">液体中的离子或分子在压力梯度共同作用下</text:p>
      <text:p text:style-name="P20">}</text:p>
      <text:p text:style-name="P20">分子扩散</text:p>
      <text:p text:style-name="P20">渗透作用</text:p>
      <text:p text:style-name="P20"/>
      <text:p text:style-name="P20">质壁分离:{</text:p>
      <text:p text:style-name="P20"><text:tab/>由于失水，原生质体收缩成团与细胞壁分离的现象，称为质壁分离</text:p>
      <text:p text:style-name="P20">}</text:p>
      <text:p text:style-name="P20"/>
      <text:p text:style-name="P21">细胞溶质势<text:span text:style-name="T13">：{</text:span></text:p>
      <text:p text:style-name="P21"><text:tab/>细胞中溶质的含量越高<text:span text:style-name="T13">，溶质势越低</text:span></text:p>
      <text:p text:style-name="P21"><text:span text:style-name="T13">}</text:span></text:p>
      <text:p text:style-name="P21">细胞压力势<text:span text:style-name="T13">：{</text:span></text:p>
      <text:p text:style-name="P21"><text:tab/>细胞吸水膨胀对细胞壁产生膨压<text:span text:style-name="T13">，细胞壁产生大小相等，方向相反的力为壁压，壁压就是压力势，初始质壁分离时，细胞压力势为0</text:span></text:p>
      <text:p text:style-name="P21"><text:span text:style-name="T13">}</text:span></text:p>
      <text:p text:style-name="P21">细胞衬质势:<text:span text:style-name="T13">{</text:span></text:p>
      <text:p text:style-name="P21"><text:tab/>细胞中的亲水物质对自由水有署束缚作用<text:span text:style-name="T13">，导致水势降低</text:span></text:p>
      <text:p text:style-name="P21"><text:span text:style-name="T13">}</text:span></text:p>
      <text:p text:style-name="P22">水通道蛋白<text:span text:style-name="T14">（水孔蛋白）：{</text:span></text:p>
      <text:p text:style-name="P22"><text:tab/></text:p>
      <text:p text:style-name="P22"><text:span text:style-name="T14">}</text:span></text:p>
      <text:p text:style-name="P22">吸涨吸水<text:span text:style-name="T14">：{</text:span></text:p>
      <text:p text:style-name="P22">由衬质势低导致的细胞吸水<text:span text:style-name="T14">，与代谢活动无关，非代谢性吸水</text:span></text:p>
      <text:p text:style-name="P22"><text:span text:style-name="T14">}</text:span></text:p>
      <text:p text:style-name="P22">降压吸水<text:span text:style-name="T14">：{</text:span></text:p>
      <text:p text:style-name="P22"><text:tab/>蒸腾旺盛时<text:span text:style-name="T14">，压力势下降造成的吸水</text:span></text:p>
      <text:p text:style-name="P22"><text:span text:style-name="T14">}</text:span></text:p>
      <text:p text:style-name="P22">细胞是否吸水<text:span text:style-name="T14">：{</text:span></text:p>
      <text:p text:style-name="P22"><text:tab/>取决于水势差<text:span text:style-name="T14">，△普赛W，细胞水势低于外界水势，细胞吸水，高于外界水势就失水</text:span></text:p>
      <text:p text:style-name="P22"><text:span text:style-name="T14">}</text:span></text:p>
      <text:p text:style-name="P22">测定水势<text:span text:style-name="T14">：{</text:span></text:p>
      <text:p text:style-name="P22"><text:tab/>干湿球温度计</text:p>
      <text:p text:style-name="P22"><text:tab/>压力室法</text:p>
      <text:p text:style-name="P22"><text:tab/>冰点下降</text:p>
      <text:p text:style-name="P22"><text:tab/>压力探针法</text:p>
      <text:p text:style-name="P22"><text:span text:style-name="T14">}</text:span></text:p>
      <text:p text:style-name="P19">植物细胞间的水分移动;<text:span text:style-name="T15">{</text:span></text:p>
      <text:p text:style-name="P19"><text:tab/></text:p>
      <text:p text:style-name="P19"><text:span text:style-name="T15">}</text:span></text:p>
      <text:p text:style-name="P23">根系水分吸收：{</text:p>
      <text:p text:style-name="P23"><text:tab/>部位，根毛，叶片</text:p>
      <text:p text:style-name="P23"><text:tab/>途径 ：共质体途径；质外体途径</text:p>
      <text:p text:style-name="P23"><text:tab/>机理：主动吸收；被动吸收</text:p>
      <text:p text:style-name="P23"><text:tab/>主动吸水来源根压，需能</text:p>
      <text:p text:style-name="P23"><text:tab/>伤流</text:p>
      <text:p text:style-name="P23"><text:tab/>吐水<text:span text:style-name="T16">：水孔中进行</text:span></text:p>
      <text:p text:style-name="P23"><text:soft-page-break/>根压<text:span text:style-name="T16">：{是指植物根部通过自身的生理活动而使液流上升的一种压力}</text:span></text:p>
      <text:p text:style-name="P24">被动吸水<text:span text:style-name="T16">：{</text:span></text:p>
      <text:p text:style-name="P24"><text:tab/>枝叶的蒸腾作用</text:p>
      <text:p text:style-name="P24"><text:span text:style-name="T16">}</text:span></text:p>
      <text:p text:style-name="P24">土壤水粉状况</text:p>
      <text:p text:style-name="P24">土壤温度</text:p>
      <text:p text:style-name="P24">土壤通气状况</text:p>
      <text:p text:style-name="P24">土壤溶液浓度</text:p>
      <text:p text:style-name="P23">}</text:p>
      <text:p text:style-name="P24">植物蒸腾作用<text:span text:style-name="T16">：{</text:span></text:p>
      <text:p text:style-name="P24"><text:tab/>气孔蒸腾<text:span text:style-name="T16">：{</text:span></text:p>
      <text:p text:style-name="P24"><text:tab/><text:tab/>气孔形态结构<text:span text:style-name="T16">：{</text:span></text:p>
      <text:p text:style-name="P24"><text:span text:style-name="T16"><text:tab/><text:tab/><text:tab/>保卫细胞，副卫细胞或临近细胞以及保卫细胞中间的小孔组成气孔复合体</text:span></text:p>
      <text:p text:style-name="P24"><text:tab/><text:tab/><text:tab/>保卫细胞的结构特点<text:span text:style-name="T16">：{</text:span></text:p>
      <text:p text:style-name="P24"><text:tab/><text:tab/><text:tab/><text:tab/>腹壁厚<text:span text:style-name="T16">，背壁相对较薄，辐射状排列的微纤丝</text:span></text:p>
      <text:p text:style-name="P25"><text:tab/><text:tab/><text:tab/><text:tab/>1，数量多，分布广</text:p>
      <text:p text:style-name="P25"><text:tab/><text:tab/><text:tab/><text:tab/>2，气孔的面积小蒸腾速率高</text:p>
      <text:p text:style-name="P25"><text:tab/><text:tab/><text:tab/><text:tab/>3，保卫细胞体积小，膨压变化迅速</text:p>
      <text:p text:style-name="P25"><text:tab/><text:tab/><text:tab/><text:tab/>4，保卫细胞具有多种细胞器</text:p>
      <text:p text:style-name="P25"><text:tab/><text:tab/><text:tab/><text:tab/>5，具有不均匀的细胞壁和微纤丝结构</text:p>
      <text:p text:style-name="P25"><text:tab/><text:tab/><text:tab/><text:tab/>6，保卫细胞与周围细胞联系紧密</text:p>
      <text:p text:style-name="P25"><text:tab/><text:tab/><text:tab/>机理：{</text:p>
      <text:p text:style-name="P25"><text:tab/><text:tab/><text:tab/><text:tab/>无机离子泵学说</text:p>
      <text:p text:style-name="P25"><text:tab/><text:tab/><text:tab/><text:tab/>淀粉糖转化学说</text:p>
      <text:p text:style-name="P25"><text:tab/><text:tab/><text:tab/><text:tab/>苹果酸代谢学说-1</text:p>
      <text:p text:style-name="P25"><text:tab/><text:tab/><text:tab/>}</text:p>
      <text:p text:style-name="P24"><text:span text:style-name="T16"><text:tab/><text:tab/><text:tab/>}</text:span></text:p>
      <text:p text:style-name="P24"><text:span text:style-name="T16"><text:tab/><text:tab/>}</text:span></text:p>
      <text:p text:style-name="P24"><text:span text:style-name="T16"><text:tab/>}</text:span></text:p>
      <text:p text:style-name="P24"/>
      <text:p text:style-name="P24"><text:span text:style-name="T16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15:17:43.249314526</meta:creation-date>
    <meta:generator>LibreOffice/5.1.4.2$Linux_X86_64 LibreOffice_project/10m0$Build-2</meta:generator>
    <dc:date>2016-12-07T22:32:51.594783324</dc:date>
    <meta:editing-duration>PT19M22S</meta:editing-duration>
    <meta:editing-cycles>2</meta:editing-cycles>
    <meta:document-statistic meta:table-count="0" meta:image-count="0" meta:object-count="0" meta:page-count="6" meta:paragraph-count="248" meta:word-count="2187" meta:character-count="2598" meta:non-whitespace-character-count="2199"/>
  </office:meta>
</office:document-meta>
</file>